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913" officeooo:paragraph-rsid="00027913"/>
    </style:style>
    <style:style style:name="P2" style:family="paragraph" style:parent-style-name="Standard">
      <style:text-properties fo:color="#c5000b" officeooo:rsid="00027913" officeooo:paragraph-rsid="00027913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ff6600"/>
    </style:style>
    <style:style style:name="T3" style:family="text">
      <style:text-properties fo:background-color="#ff3333" loext:char-shading-value="0"/>
    </style:style>
    <style:style style:name="T4" style:family="text">
      <style:text-properties fo:background-color="#66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has been modified to make the executable</text:p>
      <text:p text:style-name="P1"></text:p>
      <text:p text:style-name="P1">The executable read the input in the format as:</text:p>
      <text:p text:style-name="P2">a1 a2 ... a6 <text:s/>% LINK LENGTH</text:p>
      <text:p text:style-name="P2">d1 d2 ... d6 <text:s/>% JOINT OFFSET</text:p>
      <text:p text:style-name="P2">alpha1 alpha2 ... alpha6 <text:s text:c="2"/>% TWIST ANGLE</text:p>
      <text:p text:style-name="P2"></text:p>
      <text:p text:style-name="P2">R11 R12 R13 % ROTATION MATRIX</text:p>
      <text:p text:style-name="P2">R21 R22 R23</text:p>
      <text:p text:style-name="P2">R31 R32 R33</text:p>
      <text:p text:style-name="P2">T1 <text:s/>T2 <text:s/>T3 <text:s/>%POSITION</text:p>
      <text:p text:style-name="P1"></text:p>
      <text:p text:style-name="P1"></text:p>
      <text:p text:style-name="P1">The directory IK_CODE contains the source code for inverse kinematics by Dr. Manocha.</text:p>
      <text:p text:style-name="P1"></text:p>
      <text:p text:style-name="P1">The directory EISPACK contains files from EISPACK package that are</text:p>
      <text:p text:style-name="P1">used in the IK_CODE. The files in this directory are not developed</text:p>
      <text:p text:style-name="P1">by us.</text:p>
      <text:p text:style-name="P1"></text:p>
      <text:p text:style-name="P1"># Modify the folder location accordingly in .sh </text:p>
      <text:p text:style-name="P1">cd <text:span text:style-name="T1">/home/iit/6R_G</text:span>/EISPACK &amp;&amp; rm -r *.o ; cd -</text:p>
      <text:p text:style-name="P1">cd <text:span text:style-name="T1">/home/iit/6R_G</text:span>/IK_CODE <text:s/>&amp;&amp; rm -r *.o ; cd -</text:p>
      <text:p text:style-name="P1"></text:p>
      <text:p text:style-name="P1"># To make the executable a bash file is written which requires gcc and f77 compilers</text:p>
      <text:p text:style-name="P1"></text:p>
      <text:p text:style-name="P1"/>
      <text:p text:style-name="P1"># Make file .obj of the fortran files</text:p>
      <text:p text:style-name="P1">cd /home/iit/6R_G/EISPACK &amp;&amp; gfortran -c * ; cd -</text:p>
      <text:p text:style-name="P1">cd /home/iit/6R_G/IK_CODE &amp;&amp; gfortran -c * ; cd -</text:p>
      <text:p text:style-name="P1"># alias short='~/home/iit/6R_G/IK_CODE' &amp; </text:p>
      <text:p text:style-name="P1"># Output executable file name is <text:span text:style-name="T3">General6R_ikin_AH </text:span>and it can be changed </text:p>
      <text:p text:style-name="P1">cd /home/iit/6R_G/IK_CODE &amp;&amp; gfortran <text:span text:style-name="T4">-o</text:span> General6R_ikin_AH \</text:p>
      <text:p text:style-name="P1"><text:span text:style-name="T1">/home/iit/6R_G</text:span>/IK_CODE/main.o \</text:p>
      <text:p text:style-name="P1"><text:span text:style-name="T1">/home/iit/6R_G</text:span>/IK_CODE/matrix.o \</text:p>
      <text:p text:style-name="P1"><text:span text:style-name="T1">/home/iit/6R_G</text:span>/IK_CODE/read.o \</text:p>
      <text:p text:style-name="P1"><text:span text:style-name="T1">/home/iit/6R_G</text:span>/IK_CODE/read_ip.o \</text:p>
      <text:p text:style-name="P1">/home/iit/6R_G/IK_CODE/eigen1.o \</text:p>
      <text:p text:style-name="P1">/home/iit/6R_G/IK_CODE/improve.o \</text:p>
      <text:p text:style-name="P1">/home/iit/6R_G/IK_CODE/reduce.o \</text:p>
      <text:p text:style-name="P1">/home/iit/6R_G/IK_CODE/degen.o \</text:p>
      <text:p text:style-name="P1">/home/iit/6R_G/IK_CODE/setup.o \</text:p>
      <text:p text:style-name="P1">/home/iit/6R_G/IK_CODE/setup2.o \</text:p>
      <text:p text:style-name="P1">/home/iit/6R_G/IK_CODE/check_degen.o \</text:p>
      <text:p text:style-name="P1">/home/iit/6R_G/IK_CODE/gauss.o \</text:p>
      <text:p text:style-name="P1">/home/iit/6R_G/EISPACK/dgeco.o \</text:p>
      <text:p text:style-name="P1">/home/iit/6R_G/EISPACK/dgedi.o \</text:p>
      <text:p text:style-name="P1">/home/iit/6R_G/EISPACK/rg.o \</text:p>
      <text:p text:style-name="P1">/home/iit/6R_G/EISPACK/rgg.o \</text:p>
      <text:p text:style-name="P1">/home/iit/6R_G/EISPACK/hybrj.o \</text:p>
      <text:p text:style-name="P1">/home/iit/6R_G/EISPACK/dsvdc.o \</text:p>
      <text:p text:style-name="P1"><text:span text:style-name="T1">/home/iit/6R_G</text:span>/EISPACK/dgesl.o ; cd -</text:p>
      <text:p text:style-name="P1"></text:p>
      <text:p text:style-name="P1"><text:soft-page-break/>echo "%%%%%%%%%%%%%%%%%%%%%%%%%%%%%%%%%%%%%%%%%%%%%%%%%%%%%%%%"</text:p>
      <text:p text:style-name="P1">echo "General6R_ikin_AH is the executable | Run it from terminal using ./General6R_ikin_AH"</text:p>
      <text:p text:style-name="P1">echo "%%%%%%%%%%%%%%%%%%%%%%%%%%%%%%%%%%%%%%%%%%%%%%%%%%%%%%%%"</text:p>
      <text:p text:style-name="P1"></text:p>
      <text:p text:style-name="P1"># Delete the .obj file from the folder location first</text:p>
      <text:p text:style-name="P1">cd <text:span text:style-name="T1">/home/iit/6R_G</text:span>/EISPACK &amp;&amp; rm -r *.o ; cd -</text:p>
      <text:p text:style-name="P1">cd <text:span text:style-name="T1">/home/iit/6R_G</text:span>/IK_CODE <text:s/>&amp;&amp; rm -r *.o ; cd -</text:p>
      <text:p text:style-name="P1"># cd /home/iit/6R_G/IK_CODE</text:p>
      <text:p text:style-name="P1"># exec bash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2:13:14.205572730</meta:creation-date>
    <dc:date>2017-11-16T22:15:59.609010220</dc:date>
    <meta:editing-duration>P0D</meta:editing-duration>
    <meta:editing-cycles>1</meta:editing-cycles>
    <meta:document-statistic meta:table-count="0" meta:image-count="0" meta:object-count="0" meta:page-count="2" meta:paragraph-count="60" meta:word-count="273" meta:character-count="2099" meta:non-whitespace-character-count="1804"/>
    <meta:generator>LibreOffice/4.2.8.2$Linux_X86_64 LibreOffice_project/420m0$Build-2</meta:generator>
  </office:meta>
</office:document-meta>
</file>